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1b91" officeooo:paragraph-rsid="001b1b91"/>
    </style:style>
    <style:style style:name="P2" style:family="paragraph" style:parent-style-name="Standard">
      <style:text-properties officeooo:rsid="001b1b91" officeooo:paragraph-rsid="001b1b91" fo:background-color="#ffff00"/>
    </style:style>
    <style:style style:name="P3" style:family="paragraph" style:parent-style-name="Standard">
      <style:text-properties officeooo:rsid="001b1b91" officeooo:paragraph-rsid="001b1b91" fo:background-color="#66ff66"/>
    </style:style>
    <style:style style:name="P4" style:family="paragraph" style:parent-style-name="Standard">
      <style:text-properties officeooo:rsid="001b1b91" officeooo:paragraph-rsid="001b1b91" fo:background-color="#00ff66"/>
    </style:style>
    <style:style style:name="P5" style:family="paragraph" style:parent-style-name="Standard">
      <style:text-properties officeooo:rsid="001b1b91" officeooo:paragraph-rsid="001b1b91" fo:background-color="#00ff66"/>
    </style:style>
    <style:style style:name="P6" style:family="paragraph" style:parent-style-name="Standard">
      <style:text-properties officeooo:rsid="001b1b91" officeooo:paragraph-rsid="001b1b91" fo:background-color="#ffff66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3300" loext:char-shading-value="0"/>
    </style:style>
    <style:style style:name="T3" style:family="text">
      <style:text-properties fo:background-color="#66ff66" loext:char-shading-value="0"/>
    </style:style>
    <style:style style:name="T4" style:family="text">
      <style:text-properties fo:background-color="#ffff66" loext:char-shading-value="0"/>
    </style:style>
    <style:style style:name="T5" style:family="text">
      <style:text-properties fo:background-color="#ffff66" loext:char-shading-value="0"/>
    </style:style>
    <style:style style:name="T6" style:family="text">
      <style:text-properties fo:background-color="#ffffff"/>
    </style:style>
    <style:style style:name="T7" style:family="text">
      <style:text-properties fo:background-color="#00ff66" loext:char-shading-value="0"/>
    </style:style>
    <style:style style:name="T8" style:family="text">
      <style:text-properties fo:background-color="#00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se the Rest Countries api as your data source (</text:span><text:a xlink:type="simple" xlink:href="https://restcountries.eu/" text:style-name="Internet_20_link" text:visited-style-name="Visited_20_Internet_20_Link"><text:span text:style-name="T3">https://restcountries.eu/</text:span></text:a><text:span text:style-name="T3">)</text:span><text:span text:style-name="T1">.</text:span></text:p>
      <text:p text:style-name="P1"/>
      <text:p text:style-name="P3">An HTML form input will accept the string name of a country.</text:p>
      <text:p text:style-name="P1"/>
      <text:p text:style-name="P5">An error message will be emitted if users submit the form without input or if the search yields no</text:p>
      <text:p text:style-name="P5">results.</text:p>
      <text:p text:style-name="P1"/>
      <text:p text:style-name="P3">The form data must be submitted via JS to retrieve and display the country or countries returned</text:p>
      <text:p text:style-name="P3">by the server. The page should not reload.</text:p>
      <text:p text:style-name="P1"/>
      <text:p text:style-name="P5">The search results should be displayed on an HTML page, and be sorted alphabetically by the</text:p>
      <text:p text:style-name="P5">country’s name and population. </text:p>
      <text:p text:style-name="P1"/>
      <text:p text:style-name="P4">Limit the api results to 50. Filtering, sorting, and limiting should be done in PHP and the Rest Countries service.</text:p>
      <text:p text:style-name="P1"/>
      <text:p text:style-name="P2"><text:span text:style-name="T8">For each country displayed include: the full name, alpha code 2, alpha code 3, </text:span><text:span text:style-name="T5">flag image</text:span></text:p>
      <text:p text:style-name="P6">(scaled to fit display), <text:span text:style-name="T7">region, subregion, population, and a list of its languages.</text:span></text:p>
      <text:p text:style-name="P1"/>
      <text:p text:style-name="P5">At the bottom of the page show the total number of countries and list all regions and subregions</text:p>
      <text:p text:style-name="P5">contained in the results with the number of times it appeared.</text:p>
      <text:p text:style-name="P1"/>
      <text:p text:style-name="P3">Using PHP create an API endpoint that will request data from Rest Countries. The PHP</text:p>
      <text:p text:style-name="P3">endpoint you build should return JSON and include all the data necessary to render the view as</text:p>
      <text:p text:style-name="P3">described.</text:p>
      <text:p text:style-name="P1"/>
      <text:p text:style-name="P3">You may use any PHP library you want to create the PHP endpoint except for any Rest Country</text:p>
      <text:p text:style-name="P3">PHP SDKs. Your code must work using PHP’s built in HTTP server (php -S) and you must provide with your code instructions for starting the server. Your PHP code should work on PHP</text:p>
      <text:p text:style-name="P3">7.0. or higher.</text:p>
      <text:p text:style-name="P1"/>
      <text:p text:style-name="P3">You may use vanilla JS, or jQuery. Your code does not need to work in older browsers but</text:p>
      <text:p text:style-name="P3">should work in the latest stable version of Chrome.</text:p>
      <text:p text:style-name="P1"/>
      <text:p text:style-name="P3">Search by country name, code2, and code3 with a single text input.</text:p>
      <text:p text:style-name="P3"/>
      <text:p text:style-name="P3">Use React js for your javascript.</text:p>
      <text:p text:style-name="P1"/>
      <text:p text:style-name="P1">Please submit your finished project in the form of a publicly-accessible Git repository (e.g.</text:p>
      <text:p text:style-name="P1">Github or Bitbucket). This should include an index.html where we can view the final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3:01:35.279125444</meta:creation-date>
    <dc:date>2017-08-06T20:53:31.071376023</dc:date>
    <meta:editing-duration>PT14M52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25" meta:word-count="326" meta:character-count="1842" meta:non-whitespace-character-count="1540"/>
  </office:meta>
</office:document-meta>
</file>